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MMono8" svg:font-family="LMMono8"/>
    <style:font-face style:name="LMRoman12" svg:font-family="LMRoman12"/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03041" style:font-weight-asian="bold" style:font-weight-complex="bold"/>
    </style:style>
    <style:style style:name="P3" style:family="paragraph" style:parent-style-name="Preformatted_20_Text">
      <style:text-properties fo:font-weight="bold" officeooo:rsid="0010cb3b" officeooo:paragraph-rsid="0010cb3b" style:font-weight-asian="bold" style:font-weight-complex="bold"/>
    </style:style>
    <style:style style:name="P4" style:family="paragraph" style:parent-style-name="Preformatted_20_Text">
      <style:text-properties fo:font-weight="bold" officeooo:rsid="00187be6" officeooo:paragraph-rsid="00199d49" style:font-weight-asian="bold" style:font-weight-complex="bold"/>
    </style:style>
    <style:style style:name="P5" style:family="paragraph" style:parent-style-name="Preformatted_20_Text">
      <style:text-properties fo:font-weight="bold" officeooo:rsid="00199d49" officeooo:paragraph-rsid="00199d49" style:font-weight-asian="bold" style:font-weight-complex="bold"/>
    </style:style>
    <style:style style:name="P6" style:family="paragraph" style:parent-style-name="Preformatted_20_Text">
      <style:text-properties fo:font-weight="bold" officeooo:paragraph-rsid="00199d49" style:font-weight-asian="bold" style:font-weight-complex="bold"/>
    </style:style>
    <style:style style:name="P7" style:family="paragraph" style:parent-style-name="Preformatted_20_Text">
      <style:text-properties fo:font-weight="bold" officeooo:rsid="001cd1e3" officeooo:paragraph-rsid="001cd1e3" style:font-weight-asian="bold" style:font-weight-complex="bold"/>
    </style:style>
    <style:style style:name="P8" style:family="paragraph" style:parent-style-name="Preformatted_20_Text">
      <style:text-properties officeooo:paragraph-rsid="0010cb3b"/>
    </style:style>
    <style:style style:name="P9" style:family="paragraph" style:parent-style-name="Preformatted_20_Text">
      <style:text-properties officeooo:rsid="0010cb3b" officeooo:paragraph-rsid="0010cb3b"/>
    </style:style>
    <style:style style:name="P10" style:family="paragraph" style:parent-style-name="Preformatted_20_Text">
      <style:text-properties officeooo:rsid="0011e95f" officeooo:paragraph-rsid="0011e95f"/>
    </style:style>
    <style:style style:name="P11" style:family="paragraph" style:parent-style-name="Preformatted_20_Text">
      <style:text-properties officeooo:paragraph-rsid="0011e95f"/>
    </style:style>
    <style:style style:name="P12" style:family="paragraph" style:parent-style-name="Preformatted_20_Text">
      <style:text-properties officeooo:rsid="001299ca" officeooo:paragraph-rsid="001299ca"/>
    </style:style>
    <style:style style:name="P13" style:family="paragraph" style:parent-style-name="Preformatted_20_Text">
      <style:text-properties officeooo:rsid="001299ca" officeooo:paragraph-rsid="00187be6"/>
    </style:style>
    <style:style style:name="P14" style:family="paragraph" style:parent-style-name="Preformatted_20_Text">
      <style:text-properties officeooo:rsid="001299ca" officeooo:paragraph-rsid="00191771"/>
    </style:style>
    <style:style style:name="P15" style:family="paragraph" style:parent-style-name="Preformatted_20_Text">
      <style:text-properties officeooo:rsid="00147f53" officeooo:paragraph-rsid="001299ca"/>
    </style:style>
    <style:style style:name="P16" style:family="paragraph" style:parent-style-name="Preformatted_20_Text">
      <style:text-properties officeooo:rsid="00147f53" officeooo:paragraph-rsid="00147f53"/>
    </style:style>
    <style:style style:name="P17" style:family="paragraph" style:parent-style-name="Preformatted_20_Text">
      <style:text-properties officeooo:rsid="00147f53" officeooo:paragraph-rsid="00165a34"/>
    </style:style>
    <style:style style:name="P18" style:family="paragraph" style:parent-style-name="Preformatted_20_Text">
      <style:text-properties officeooo:rsid="00147f53" officeooo:paragraph-rsid="00175d24"/>
    </style:style>
    <style:style style:name="P19" style:family="paragraph" style:parent-style-name="Preformatted_20_Text">
      <style:text-properties officeooo:rsid="00175d24" officeooo:paragraph-rsid="00175d24"/>
    </style:style>
    <style:style style:name="P20" style:family="paragraph" style:parent-style-name="Preformatted_20_Text">
      <style:text-properties officeooo:rsid="0017dbf6" officeooo:paragraph-rsid="0017dbf6"/>
    </style:style>
    <style:style style:name="P21" style:family="paragraph" style:parent-style-name="Preformatted_20_Text">
      <style:text-properties officeooo:rsid="00187be6" officeooo:paragraph-rsid="00187be6"/>
    </style:style>
    <style:style style:name="P22" style:family="paragraph" style:parent-style-name="Preformatted_20_Text">
      <style:text-properties officeooo:rsid="00199d49" officeooo:paragraph-rsid="00199d49"/>
    </style:style>
    <style:style style:name="P23" style:family="paragraph" style:parent-style-name="Preformatted_20_Text">
      <style:text-properties officeooo:rsid="00199d49" officeooo:paragraph-rsid="002118d3"/>
    </style:style>
    <style:style style:name="P24" style:family="paragraph" style:parent-style-name="Preformatted_20_Text">
      <style:text-properties officeooo:rsid="001cd1e3" officeooo:paragraph-rsid="001cd1e3"/>
    </style:style>
    <style:style style:name="P25" style:family="paragraph" style:parent-style-name="Preformatted_20_Text">
      <style:text-properties officeooo:rsid="001e52f5" officeooo:paragraph-rsid="001e52f5"/>
    </style:style>
    <style:style style:name="P26" style:family="paragraph" style:parent-style-name="Preformatted_20_Text">
      <style:text-properties officeooo:rsid="0020eb45" officeooo:paragraph-rsid="0020eb45"/>
    </style:style>
    <style:style style:name="P27" style:family="paragraph" style:parent-style-name="Preformatted_20_Text">
      <style:text-properties officeooo:rsid="00246f97" officeooo:paragraph-rsid="00246f97"/>
    </style:style>
    <style:style style:name="T1" style:family="text">
      <style:text-properties officeooo:rsid="0010cb3b"/>
    </style:style>
    <style:style style:name="T2" style:family="text">
      <style:text-properties officeooo:rsid="0011e95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18d3" style:font-weight-asian="bold" style:font-weight-complex="bold"/>
    </style:style>
    <style:style style:name="T5" style:family="text">
      <style:text-properties officeooo:rsid="001299ca"/>
    </style:style>
    <style:style style:name="T6" style:family="text">
      <style:text-properties officeooo:rsid="0015b9a0"/>
    </style:style>
    <style:style style:name="T7" style:family="text">
      <style:text-properties style:font-name="Liberation Mono" fo:font-size="10pt" officeooo:rsid="0011e95f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6bab6" style:font-name-asian="Liberation Mono" style:font-size-asian="10pt" style:font-name-complex="Liberation Mono" style:font-size-complex="10pt"/>
    </style:style>
    <style:style style:name="T9" style:family="text">
      <style:text-properties officeooo:rsid="00175d24"/>
    </style:style>
    <style:style style:name="T10" style:family="text">
      <style:text-properties officeooo:rsid="00187be6"/>
    </style:style>
    <style:style style:name="T11" style:family="text">
      <style:text-properties officeooo:rsid="00199d49"/>
    </style:style>
    <style:style style:name="T12" style:family="text">
      <style:text-properties officeooo:rsid="001e52f5"/>
    </style:style>
    <style:style style:name="T13" style:family="text">
      <style:text-properties officeooo:rsid="002118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00</text:p>
      <text:p text:style-name="Preformatted_20_Text"/>
      <text:p text:style-name="Preformatted_20_Text">EX00</text:p>
      <text:p text:style-name="Preformatted_20_Text"/>
      <text:p text:style-name="P1">?&gt;cat z</text:p>
      <text:p text:style-name="P1">Z</text:p>
      <text:p text:style-name="Preformatted_20_Text"/>
      <text:p text:style-name="Preformatted_20_Text">Touch z</text:p>
      <text:p text:style-name="Preformatted_20_Text">Vim z</text:p>
      <text:p text:style-name="Preformatted_20_Text">Z</text:p>
      <text:p text:style-name="Preformatted_20_Text"/>
      <text:p text:style-name="Preformatted_20_Text">EX01</text:p>
      <text:p text:style-name="Preformatted_20_Text"/>
      <text:p text:style-name="P2">%&gt; ls -l</text:p>
      <text:p text:style-name="P2">total XX</text:p>
      <text:p text:style-name="P2">-r--r-xr-x 1 XX XX 40 Jun 1 23:42 testShell00</text:p>
      <text:p text:style-name="Preformatted_20_Text"/>
      <text:p text:style-name="Preformatted_20_Text"><text:span text:style-name="T1">$&gt; </text:span>touch -t 202003091000.00 testShell00</text:p>
      <text:p text:style-name="Preformatted_20_Text">VIM and add 39 spaces</text:p>
      <text:p text:style-name="P8"><text:span text:style-name="T1">$&gt; </text:span>chmod 455 <text:span text:style-name="T1">testShell00</text:span></text:p>
      <text:p text:style-name="Preformatted_20_Text"/>
      <text:p text:style-name="Preformatted_20_Text">Owner = 4+0+0</text:p>
      <text:p text:style-name="Preformatted_20_Text">Group = 4+0+1</text:p>
      <text:p text:style-name="Preformatted_20_Text">Other = 4+0+1</text:p>
      <text:p text:style-name="Preformatted_20_Text"/>
      <text:p text:style-name="Preformatted_20_Text">r = read = 4</text:p>
      <text:p text:style-name="Preformatted_20_Text">W = write = 2</text:p>
      <text:p text:style-name="Preformatted_20_Text">x = execution = 1</text:p>
      <text:p text:style-name="Preformatted_20_Text"/>
      <text:p text:style-name="P9">EX02</text:p>
      <text:p text:style-name="P9"/>
      <text:p text:style-name="P3">%&gt; ls -l</text:p>
      <text:p text:style-name="P3">total XX</text:p>
      <text:p text:style-name="P3">drwx--xr-x 2 XX XX XX Jun 1 20:47 test0</text:p>
      <text:p text:style-name="P3">-rwx--xr-- 1 XX XX 4 Jun 1 21:46 test1</text:p>
      <text:p text:style-name="P3">dr-x---r-- 2 XX XX XX Jun 1 22:45 test2</text:p>
      <text:p text:style-name="P3">-r-----r-- 2 XX XX 1 Jun 1 23:44 test3</text:p>
      <text:p text:style-name="P3">-rw-r----x 1 XX XX 2 Jun 1 23:43 test4</text:p>
      <text:p text:style-name="P3">-r-----r-- 2 XX XX 1 Jun 1 23:44 test5</text:p>
      <text:p text:style-name="P3">lrwxr-xr-x 1 XX XX 5 Jun 1 22:20 test6 -&gt; test0</text:p>
      <text:p text:style-name="Preformatted_20_Text"/>
      <text:p text:style-name="P10"><text:span text:style-name="T1">$&gt; </text:span>mkdir test0</text:p>
      <text:p text:style-name="P17">$&gt; chmod 715 test0</text:p>
      <text:p text:style-name="P10"><text:span text:style-name="T1">$&gt; </text:span>touch -t 202006012047.00 test0</text:p>
      <text:p text:style-name="P10"><text:span text:style-name="T1">$&gt; </text:span>touch test1</text:p>
      <text:p text:style-name="P10"><text:tab/><text:span text:style-name="T5">Ajout 3 espaces avec vim</text:span></text:p>
      <text:p text:style-name="P17">$&gt; chmod 714 test1</text:p>
      <text:p text:style-name="P10"><text:span text:style-name="T1">$&gt; </text:span>touch -t 202006012146.00 test1</text:p>
      <text:p text:style-name="P10">$&gt; mkdir test2</text:p>
      <text:p text:style-name="P17">$&gt; chmod <text:span text:style-name="T6">504 test2</text:span></text:p>
      <text:p text:style-name="P10">$&gt; touch -t 202006012245 test2</text:p>
      <text:p text:style-name="P10">$&gt; touch test3</text:p>
      <text:p text:style-name="P10"><text:tab/><text:span text:style-name="T5">Ajout d’un espace avec VIM, sauvegarder et quitter revenir et supprimer l’espace et sauvegarder de nouveau</text:span></text:p>
      <text:p text:style-name="P17">$&gt; chmod <text:span text:style-name="T6">404 test3</text:span></text:p>
      <text:p text:style-name="P10">$&gt; touch -t 202006012344 test3</text:p>
      <text:p text:style-name="P10">$&gt; touch test4</text:p>
      <text:p text:style-name="P10"><text:tab/><text:span text:style-name="T5">Ajouter un espace avec VIM</text:span></text:p>
      <text:p text:style-name="P17">$&gt; chmod <text:span text:style-name="T6">641 test4</text:span></text:p>
      <text:p text:style-name="P10">$&gt; touch -t 202006012343 test4</text:p>
      <text:p text:style-name="P11"><text:span text:style-name="T2">$&gt; </text:span><text:span text:style-name="T7">l</text:span><text:span text:style-name="T8">n test3 test5</text:span></text:p>
      <text:p text:style-name="P10">$&gt; touch -t 202006012344 test5</text:p>
      <text:p text:style-name="P10">$&gt; ln -<text:span text:style-name="T5">s test0 test6</text:span></text:p>
      <text:p text:style-name="P12">$&gt; touch -ht 202006012220 test6</text:p>
      <text:p text:style-name="P15"/>
      <text:p text:style-name="P12"/>
      <text:p text:style-name="P16">EX03</text:p>
      <text:p text:style-name="P16"/>
      <text:p text:style-name="P19">klist</text:p>
      <text:p text:style-name="P19">Mettre le resultat dans un fichier nomme klist.txt</text:p>
      <text:p text:style-name="P19"><text:soft-page-break/></text:p>
      <text:p text:style-name="P18">$&gt; <text:span text:style-name="T9">klist &gt; klist.txt</text:span></text:p>
      <text:p text:style-name="P18"/>
      <text:p text:style-name="P20">EX04</text:p>
      <text:p text:style-name="P20"/>
      <text:p text:style-name="P20">ls -pmtU</text:p>
      <text:p text:style-name="P20"/>
      <text:p text:style-name="P20">p = Ajout / apres chaque dossier</text:p>
      <text:p text:style-name="P20">m = liste separe par des virgules</text:p>
      <text:p text:style-name="P20">t = trie par date de modification</text:p>
      <text:p text:style-name="P20">U = Change le trie de l’argument t par la date de creation</text:p>
      <text:p text:style-name="P20"/>
      <text:p text:style-name="P21">EX05</text:p>
      <text:p text:style-name="P21"/>
      <text:p text:style-name="P4">%&gt; bash git_commit.sh | cat -e</text:p>
      <text:p text:style-name="P4">baa23b54f0adb7bf42623d6d0a6ed4587e11412a$</text:p>
      <text:p text:style-name="P4">2f52d74b1387fa80eea844969e8dc5483b531ac1$</text:p>
      <text:p text:style-name="P4">905f53d98656771334f53f59bb984fc29774701f$</text:p>
      <text:p text:style-name="P4">5ddc8474f4f15b3fcb72d08fcb333e19c3a27078$</text:p>
      <text:p text:style-name="P4">e94d0b448c03ec633f16d84d63beaef9ae7e7be8$</text:p>
      <text:p text:style-name="P21"/>
      <text:p text:style-name="P13">$&gt; <text:span text:style-name="T10">git log -n 5 –-format="%H"</text:span></text:p>
      <text:p text:style-name="P14">$&gt; <text:span text:style-name="T10">git log -n 5 –-pretty="%H"</text:span></text:p>
      <text:p text:style-name="P14">$&gt; <text:span text:style-name="T10">git log 5 –-format="%H"</text:span></text:p>
      <text:p text:style-name="P14">$&gt; <text:span text:style-name="T10">git log 5 –-pretty="%H"</text:span></text:p>
      <text:p text:style-name="P14"/>
      <text:p text:style-name="P22">EX06</text:p>
      <text:p text:style-name="P22"/>
      <text:p text:style-name="P5">%&gt; bash git_ignore.sh | cat -e</text:p>
      <text:p text:style-name="P5">.DS_Store$</text:p>
      <text:p text:style-name="P6"><text:span text:style-name="T11">mywork.c~$</text:span></text:p>
      <text:p text:style-name="Preformatted_20_Text"/>
      <text:p text:style-name="Preformatted_20_Text">git check-ignore *</text:p>
      <text:p text:style-name="Preformatted_20_Text">git status --ignored -s | grep '!! ' | cut -c4- | grep -o '[^/]*$'</text:p>
      <text:p text:style-name="Preformatted_20_Text">find . -exec git check-ignore {} + | xargs -I{} basename {}</text:p>
      <text:p text:style-name="Preformatted_20_Text"/>
      <text:p text:style-name="P22">EX07</text:p>
      <text:p text:style-name="P22"/>
      <text:p text:style-name="P5">%&gt;cat -e a</text:p>
      <text:p text:style-name="P5">STARWARS$</text:p>
      <text:p text:style-name="P5">Episode IV, A NEW HOPE It is a period of civil war.$</text:p>
      <text:p text:style-name="P5">$</text:p>
      <text:p text:style-name="P5">Rebel spaceships, striking from a hidden base, have won their first victory against the evil</text:p>
      <text:p text:style-name="P5"><text:tab/>Galactic Empire.$</text:p>
      <text:p text:style-name="P5">During the battle, Rebel spies managed to steal secret plans to the Empire's ultimate weapon, the</text:p>
      <text:p text:style-name="P5"><text:tab/>DEATH STAR,$</text:p>
      <text:p text:style-name="P5">an armored space station with enough power to destroy an entire planet.$</text:p>
      <text:p text:style-name="P5">$</text:p>
      <text:p text:style-name="P5">Pursued by the Empire's sinister agents, Princess Leia races home aboard her starship, custodian of</text:p>
      <text:p text:style-name="P5"><text:tab/>the stolen plans that can save her people and restore freedom to the galaxy...$ $</text:p>
      <text:p text:style-name="P22"/>
      <text:p text:style-name="P24">Avoir le ficher de diff suivant nomme sw.diff</text:p>
      <text:p text:style-name="P24"/>
      <text:p text:style-name="P24">__________</text:p>
      <text:p text:style-name="P24"/>
      <text:p text:style-name="P7">1,2c1,8</text:p>
      <text:p text:style-name="P7">&lt; STARWARS</text:p>
      <text:p text:style-name="P7">&lt; Episode IV, A NEW HOPE It is a period of civil war.</text:p>
      <text:p text:style-name="P7">---</text:p>
      <text:p text:style-name="P7">&gt; Episode V, A NEW H0PE It is a period of civil war</text:p>
      <text:p text:style-name="P7">&gt; Rebel spaceships, striking from a hidden base, have won their first victory against the evil Galactic Empire. </text:p>
      <text:p text:style-name="P7">&gt; During the battle, Rebel spies managed to steal secret plans to the Empire's ultimate weapon, the STAR DEATH, an armored space station with enough power to destroy an entire planet.</text:p>
      <text:p text:style-name="P7">&gt; </text:p>
      <text:p text:style-name="P7"><text:soft-page-break/>&gt; </text:p>
      <text:p text:style-name="P7">&gt; Pursued by the Empire's sinister agents,</text:p>
      <text:p text:style-name="P7">&gt; Princess Mehdi races home aboard her starship, custodian of the stolen plans that can save her people and restore the dictatorship to the galaxie..</text:p>
      <text:p text:style-name="P7">&gt; </text:p>
      <text:p text:style-name="P7">4,6d9</text:p>
      <text:p text:style-name="P7">&lt; Rebel spaceships, striking from a hidden base, have won their first victory against the evil Galactic Empire.</text:p>
      <text:p text:style-name="P7">&lt; During the battle, Rebel spies managed to steal secret plans to the Empire's ultimate weapon, the DEATH STAR,</text:p>
      <text:p text:style-name="P7">&lt; an armored space station with enough power to destroy an entire planet.</text:p>
      <text:p text:style-name="P7">8d10</text:p>
      <text:p text:style-name="P7">&lt; Pursued by the Empire's sinister agents, Princess Leia races home aboard her starship, custodian of the stolen plans that can save her people and restore freedom to the galaxy…</text:p>
      <text:p text:style-name="P24"/>
      <text:p text:style-name="P24">__________</text:p>
      <text:p text:style-name="P24"/>
      <text:p text:style-name="P24">patcher a avec se fichier de diff</text:p>
      <text:p text:style-name="P24"/>
      <text:p text:style-name="P24">$&gt; patch -<text:span text:style-name="T12">i sw.diff a</text:span></text:p>
      <text:p text:style-name="P25">$&gt; mv a b</text:p>
      <text:p text:style-name="P25"/>
      <text:p text:style-name="P26">EX08</text:p>
      <text:p text:style-name="P26"/>
      <text:p text:style-name="P26">Emilio FEVRIER 2019</text:p>
      <text:p text:style-name="P22">find . \( -name '*~' -o -name '#*#' \) -exec rm {} \; -print</text:p>
      <text:p text:style-name="P22"/>
      <text:p text:style-name="P22">find . -type f \( -name '#*#' -o -name '*~' \) <text:s/>-print -delete</text:p>
      <text:p text:style-name="P22">find . -type f -name "#*#" -print -delete -or -name "*~" -print -delete</text:p>
      <text:p text:style-name="P22"/>
      <text:p text:style-name="P23"><text:span text:style-name="T3">-</text:span><text:span text:style-name="T4">type </text:span><text:span text:style-name="T13">:True if the file is of the specified type. <text:s/>Possible file types are as follows:</text:span></text:p>
      <text:p text:style-name="P23"/>
      <text:p text:style-name="P23"><text:s text:c="13"/>b <text:s text:c="6"/>block special</text:p>
      <text:p text:style-name="P23"><text:s text:c="13"/>c <text:s text:c="6"/>character special</text:p>
      <text:p text:style-name="P23"><text:s text:c="13"/>d <text:s text:c="6"/>directory</text:p>
      <text:p text:style-name="P23"><text:s text:c="13"/>f <text:s text:c="6"/>regular file</text:p>
      <text:p text:style-name="P23"><text:s text:c="13"/>l <text:s text:c="6"/>symbolic link</text:p>
      <text:p text:style-name="P23"><text:s text:c="13"/>p <text:s text:c="6"/>FIFO</text:p>
      <text:p text:style-name="P23"><text:s text:c="13"/>s <text:s text:c="6"/>socket</text:p>
      <text:p text:style-name="P23"/>
      <text:p text:style-name="P23"><text:span text:style-name="T3">-</text:span><text:span text:style-name="T4">print </text:span><text:span text:style-name="T13">: This primary always evaluates to true. <text:s/>It prints the pathname of the current file to standard output. <text:s/>If </text:span>none of -exec, -ls, -print, -print0, or -ok is specified, the given expression shall be effectively replaced by ( given expression ) -print.</text:p>
      <text:p text:style-name="P23"/>
      <text:p text:style-name="P22"><text:span text:style-name="T3">-</text:span><text:span text:style-name="T4">delete </text:span><text:span text:style-name="T13">: Delete found files and/or directories. <text:s/>Always returns true. <text:s/>This executes from the current working directory </text:span>as find recurses down the tree. <text:s/>It will not attempt to delete a filename with a ``/'' character in its path-name relative to ``.'' for security reasons. <text:s/>Depth-first traversal processing is implied by this option.</text:p>
      <text:p text:style-name="P22">Following symlinks is incompatible with this option.</text:p>
      <text:p text:style-name="P22"/>
      <text:p text:style-name="P22"><text:span text:style-name="T3">-</text:span><text:span text:style-name="T4">exec </text:span><text:span text:style-name="T13">: Execute a shell command</text:span></text:p>
      <text:p text:style-name="P22"/>
      <text:p text:style-name="P22"><text:span text:style-name="T3">-</text:span><text:span text:style-name="T4">o </text:span><text:span text:style-name="T13">: operator or it is logical</text:span></text:p>
      <text:p text:style-name="P22"/>
      <text:p text:style-name="P27">EX09</text:p>
      <text:p text:style-name="P27"/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MMono8" svg:font-family="LMMono8"/>
    <style:font-face style:name="LMRoman12" svg:font-family="LMRoman12"/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702cm" fo:margin-left="0.635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2-17T18:25:46.013085262</dc:date>
    <meta:editing-duration>PT4H13M43S</meta:editing-duration>
    <meta:editing-cycles>19</meta:editing-cycles>
    <meta:generator>LibreOffice/6.3.4.2$MacOSX_X86_64 LibreOffice_project/60da17e045e08f1793c57c00ba83cdfce946d0aa</meta:generator>
    <meta:print-date>2020-02-17T14:35:03.967474194</meta:print-date>
    <meta:document-statistic meta:table-count="0" meta:image-count="0" meta:object-count="0" meta:page-count="3" meta:paragraph-count="136" meta:word-count="883" meta:character-count="4943" meta:non-whitespace-character-count="4038"/>
  </office:meta>
</office:document-meta>
</file>